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578in" svg:height="5.4276in" svg:x="5.7228in" svg:y="0in">
            <draw:object draw:notify-on-update-of-ranges="Sheet1.A2:Sheet1.A11 Sheet1.D1:Sheet1.D1 Sheet1.D2:Sheet1.D11 Sheet1.E1:Sheet1.E1 Sheet1.E2:Sheet1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nst_o</text:p>
          </table:table-cell>
          <table:table-cell office:value-type="string" calcext:value-type="string">
            <text:p>inst_i</text:p>
          </table:table-cell>
          <table:table-cell office:value-type="string" calcext:value-type="string">
            <text:p>vetor ordenado</text:p>
          </table:table-cell>
          <table:table-cell office:value-type="string" calcext:value-type="string">
            <text:p>vetor invertid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865" calcext:value-type="float">
            <text:p>865</text:p>
          </table:table-cell>
          <table:table-cell table:formula="of:=[.B2]*(1/(5*10^6))" office:value-type="float" office:value="0.0000226" calcext:value-type="float">
            <text:p>0.0000226</text:p>
          </table:table-cell>
          <table:table-cell table:formula="of:=[.C2]*(1/(5*10^6))" office:value-type="float" office:value="0.000173" calcext:value-type="float">
            <text:p>0.0001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3" calcext:value-type="float">
            <text:p>213</text:p>
          </table:table-cell>
          <table:table-cell office:value-type="float" office:value="3406" calcext:value-type="float">
            <text:p>3406</text:p>
          </table:table-cell>
          <table:table-cell table:formula="of:=[.B3]*(1/(5*10^6))" office:value-type="float" office:value="0.0000426" calcext:value-type="float">
            <text:p>0.0000426</text:p>
          </table:table-cell>
          <table:table-cell table:formula="of:=[.C3]*(1/(5*10^6))" office:value-type="float" office:value="0.0006812" calcext:value-type="float">
            <text:p>0.00068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3" calcext:value-type="float">
            <text:p>313</text:p>
          </table:table-cell>
          <table:table-cell office:value-type="float" office:value="7649" calcext:value-type="float">
            <text:p>7649</text:p>
          </table:table-cell>
          <table:table-cell table:formula="of:=[.B4]*(1/(5*10^6))" office:value-type="float" office:value="0.0000626" calcext:value-type="float">
            <text:p>0.0000626</text:p>
          </table:table-cell>
          <table:table-cell table:formula="of:=[.C4]*(1/(5*10^6))" office:value-type="float" office:value="0.0015298" calcext:value-type="float">
            <text:p>0.001529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3" calcext:value-type="float">
            <text:p>413</text:p>
          </table:table-cell>
          <table:table-cell office:value-type="float" office:value="13896" calcext:value-type="float">
            <text:p>13896</text:p>
          </table:table-cell>
          <table:table-cell table:formula="of:=[.B5]*(1/(5*10^6))" office:value-type="float" office:value="0.0000826" calcext:value-type="float">
            <text:p>0.0000826</text:p>
          </table:table-cell>
          <table:table-cell table:formula="of:=[.C5]*(1/(5*10^6))" office:value-type="float" office:value="0.0027792" calcext:value-type="float">
            <text:p>0.00277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3" calcext:value-type="float">
            <text:p>513</text:p>
          </table:table-cell>
          <table:table-cell office:value-type="float" office:value="21894" calcext:value-type="float">
            <text:p>21894</text:p>
          </table:table-cell>
          <table:table-cell table:formula="of:=[.B6]*(1/(5*10^6))" office:value-type="float" office:value="0.0001026" calcext:value-type="float">
            <text:p>0.0001026</text:p>
          </table:table-cell>
          <table:table-cell table:formula="of:=[.C6]*(1/(5*10^6))" office:value-type="float" office:value="0.0043788" calcext:value-type="float">
            <text:p>0.004378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3" calcext:value-type="float">
            <text:p>613</text:p>
          </table:table-cell>
          <table:table-cell office:value-type="float" office:value="31679" calcext:value-type="float">
            <text:p>31679</text:p>
          </table:table-cell>
          <table:table-cell table:formula="of:=[.B7]*(1/(5*10^6))" office:value-type="float" office:value="0.0001226" calcext:value-type="float">
            <text:p>0.0001226</text:p>
          </table:table-cell>
          <table:table-cell table:formula="of:=[.C7]*(1/(5*10^6))" office:value-type="float" office:value="0.0063358" calcext:value-type="float">
            <text:p>0.006335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3" calcext:value-type="float">
            <text:p>713</text:p>
          </table:table-cell>
          <table:table-cell office:value-type="float" office:value="43326" calcext:value-type="float">
            <text:p>43326</text:p>
          </table:table-cell>
          <table:table-cell table:formula="of:=[.B8]*(1/(5*10^6))" office:value-type="float" office:value="0.0001426" calcext:value-type="float">
            <text:p>0.0001426</text:p>
          </table:table-cell>
          <table:table-cell table:formula="of:=[.C8]*(1/(5*10^6))" office:value-type="float" office:value="0.0086652" calcext:value-type="float">
            <text:p>0.008665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3" calcext:value-type="float">
            <text:p>813</text:p>
          </table:table-cell>
          <table:table-cell office:value-type="float" office:value="56747" calcext:value-type="float">
            <text:p>56747</text:p>
          </table:table-cell>
          <table:table-cell table:formula="of:=[.B9]*(1/(5*10^6))" office:value-type="float" office:value="0.0001626" calcext:value-type="float">
            <text:p>0.0001626</text:p>
          </table:table-cell>
          <table:table-cell table:formula="of:=[.C9]*(1/(5*10^6))" office:value-type="float" office:value="0.0113494" calcext:value-type="float">
            <text:p>0.011349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3" calcext:value-type="float">
            <text:p>913</text:p>
          </table:table-cell>
          <table:table-cell office:value-type="float" office:value="71968" calcext:value-type="float">
            <text:p>71968</text:p>
          </table:table-cell>
          <table:table-cell table:formula="of:=[.B10]*(1/(5*10^6))" office:value-type="float" office:value="0.0001826" calcext:value-type="float">
            <text:p>0.0001826</text:p>
          </table:table-cell>
          <table:table-cell table:formula="of:=[.C10]*(1/(5*10^6))" office:value-type="float" office:value="0.0143936" calcext:value-type="float">
            <text:p>0.0143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3" calcext:value-type="float">
            <text:p>1013</text:p>
          </table:table-cell>
          <table:table-cell office:value-type="float" office:value="89002" calcext:value-type="float">
            <text:p>89002</text:p>
          </table:table-cell>
          <table:table-cell table:formula="of:=[.B11]*(1/(5*10^6))" office:value-type="float" office:value="0.0002026" calcext:value-type="float">
            <text:p>0.0002026</text:p>
          </table:table-cell>
          <table:table-cell table:formula="of:=[.C11]*(1/(5*10^6))" office:value-type="float" office:value="0.0178004" calcext:value-type="float">
            <text:p>0.017800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*10^-6+(2*10^-6)n</text:p>
          </table:table-cell>
          <table:table-cell office:value-type="string" calcext:value-type="string">
            <text:p>1.678*10^-6n^2.01866</text:p>
          </table:table-cell>
        </table:table-row>
        <table:table-row table:style-name="ro1">
          <table:table-cell table:number-columns-repeated="3"/>
          <table:table-cell table:formula="of:=2.6*10^-6+(2*10^-6)*[.A2]" office:value-type="float" office:value="0.0000226" calcext:value-type="float">
            <text:p>0.0000226</text:p>
          </table:table-cell>
          <table:table-cell table:formula="of:=0.000001678*[.A2]^2.01866" office:value-type="float" office:value="0.000175166864643557" calcext:value-type="float">
            <text:p>0.000175166864643557</text:p>
          </table:table-cell>
        </table:table-row>
        <table:table-row table:style-name="ro1">
          <table:table-cell table:number-columns-repeated="3"/>
          <table:table-cell table:formula="of:=2.6*10^-6+(2*10^-6)*[.A3]" office:value-type="float" office:value="0.0000426" calcext:value-type="float">
            <text:p>0.0000426</text:p>
          </table:table-cell>
          <table:table-cell table:formula="of:=0.000001678*[.A3]^2.01866" office:value-type="float" office:value="0.000709788841439112" calcext:value-type="float">
            <text:p>0.000709788841439112</text:p>
          </table:table-cell>
        </table:table-row>
        <table:table-row table:style-name="ro1">
          <table:table-cell table:number-columns-repeated="3"/>
          <table:table-cell table:formula="of:=2.6*10^-6+(2*10^-6)*[.A4]" office:value-type="float" office:value="0.0000626" calcext:value-type="float">
            <text:p>0.0000626</text:p>
          </table:table-cell>
          <table:table-cell table:formula="of:=0.000001678*[.A4]^2.01866" office:value-type="float" office:value="0.00160915377548554" calcext:value-type="float">
            <text:p>0.00160915377548554</text:p>
          </table:table-cell>
        </table:table-row>
        <table:table-row table:style-name="ro1">
          <table:table-cell table:number-columns-repeated="3"/>
          <table:table-cell table:formula="of:=2.6*10^-6+(2*10^-6)*[.A5]" office:value-type="float" office:value="0.0000826" calcext:value-type="float">
            <text:p>0.0000826</text:p>
          </table:table-cell>
          <table:table-cell table:formula="of:=0.000001678*[.A5]^2.01866" office:value-type="float" office:value="0.00287611587075357" calcext:value-type="float">
            <text:p>0.00287611587075357</text:p>
          </table:table-cell>
        </table:table-row>
        <table:table-row table:style-name="ro1">
          <table:table-cell table:number-columns-repeated="3"/>
          <table:table-cell table:formula="of:=2.6*10^-6+(2*10^-6)*[.A6]" office:value-type="float" office:value="0.0001026" calcext:value-type="float">
            <text:p>0.0001026</text:p>
          </table:table-cell>
          <table:table-cell table:formula="of:=0.000001678*[.A6]^2.01866" office:value-type="float" office:value="0.00451268215318217" calcext:value-type="float">
            <text:p>0.00451268215318217</text:p>
          </table:table-cell>
        </table:table-row>
        <table:table-row table:style-name="ro1">
          <table:table-cell table:number-columns-repeated="3"/>
          <table:table-cell table:formula="of:=2.6*10^-6+(2*10^-6)*[.A7]" office:value-type="float" office:value="0.0001226" calcext:value-type="float">
            <text:p>0.0001226</text:p>
          </table:table-cell>
          <table:table-cell table:formula="of:=0.000001678*[.A7]^2.01866" office:value-type="float" office:value="0.00652040781984312" calcext:value-type="float">
            <text:p>0.00652040781984312</text:p>
          </table:table-cell>
        </table:table-row>
        <table:table-row table:style-name="ro1">
          <table:table-cell table:number-columns-repeated="3"/>
          <table:table-cell table:formula="of:=2.6*10^-6+(2*10^-6)*[.A8]" office:value-type="float" office:value="0.0001426" calcext:value-type="float">
            <text:p>0.0001426</text:p>
          </table:table-cell>
          <table:table-cell table:formula="of:=0.000001678*[.A8]^2.01866" office:value-type="float" office:value="0.00890056479091723" calcext:value-type="float">
            <text:p>0.00890056479091723</text:p>
          </table:table-cell>
        </table:table-row>
        <table:table-row table:style-name="ro1">
          <table:table-cell table:number-columns-repeated="3"/>
          <table:table-cell table:formula="of:=2.6*10^-6+(2*10^-6)*[.A9]" office:value-type="float" office:value="0.0001626" calcext:value-type="float">
            <text:p>0.0001626</text:p>
          </table:table-cell>
          <table:table-cell table:formula="of:=0.000001678*[.A9]^2.01866" office:value-type="float" office:value="0.0116542301302297" calcext:value-type="float">
            <text:p>0.0116542301302297</text:p>
          </table:table-cell>
        </table:table-row>
        <table:table-row table:style-name="ro1">
          <table:table-cell table:number-columns-repeated="3"/>
          <table:table-cell table:formula="of:=2.6*10^-6+(2*10^-6)*[.A10]" office:value-type="float" office:value="0.0001826" calcext:value-type="float">
            <text:p>0.0001826</text:p>
          </table:table-cell>
          <table:table-cell table:formula="of:=0.000001678*[.A10]^2.01866" office:value-type="float" office:value="0.0147823384201596" calcext:value-type="float">
            <text:p>0.0147823384201596</text:p>
          </table:table-cell>
        </table:table-row>
        <table:table-row table:style-name="ro1">
          <table:table-cell table:number-columns-repeated="3"/>
          <table:table-cell table:formula="of:=2.6*10^-6+(2*10^-6)*[.A11]" office:value-type="float" office:value="0.0002026" calcext:value-type="float">
            <text:p>0.0002026</text:p>
          </table:table-cell>
          <table:table-cell table:formula="of:=0.000001678*[.A11]^2.01866" office:value-type="float" office:value="0.0182857154165997" calcext:value-type="float">
            <text:p>0.0182857154165997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erro</text:p>
          </table:table-cell>
        </table:table-row>
        <table:table-row table:style-name="ro1">
          <table:table-cell table:number-columns-repeated="3"/>
          <table:table-cell table:formula="of:=ABS([.D13]-[.D2])" office:value-type="float" office:value="0" calcext:value-type="float">
            <text:p>0</text:p>
          </table:table-cell>
          <table:table-cell table:formula="of:=ABS([.E13]-[.E2])" office:value-type="float" office:value="0.00000216686464355725" calcext:value-type="float">
            <text:p>2.16686464355725E-06</text:p>
          </table:table-cell>
        </table:table-row>
        <table:table-row table:style-name="ro1">
          <table:table-cell table:number-columns-repeated="3"/>
          <table:table-cell table:formula="of:=ABS([.D14]-[.D3])" office:value-type="float" office:value="0" calcext:value-type="float">
            <text:p>0</text:p>
          </table:table-cell>
          <table:table-cell table:formula="of:=ABS([.E14]-[.E3])" office:value-type="float" office:value="0.000028588841439112" calcext:value-type="float">
            <text:p>2.8588841439112E-05</text:p>
          </table:table-cell>
        </table:table-row>
        <table:table-row table:style-name="ro1">
          <table:table-cell table:number-columns-repeated="3"/>
          <table:table-cell table:formula="of:=ABS([.D15]-[.D4])" office:value-type="float" office:value="0" calcext:value-type="float">
            <text:p>0</text:p>
          </table:table-cell>
          <table:table-cell table:formula="of:=ABS([.E15]-[.E4])" office:value-type="float" office:value="0.0000793537754855357" calcext:value-type="float">
            <text:p>7.93537754855357E-05</text:p>
          </table:table-cell>
        </table:table-row>
        <table:table-row table:style-name="ro1">
          <table:table-cell table:number-columns-repeated="3"/>
          <table:table-cell table:formula="of:=ABS([.D16]-[.D5])" office:value-type="float" office:value="0" calcext:value-type="float">
            <text:p>0</text:p>
          </table:table-cell>
          <table:table-cell table:formula="of:=ABS([.E16]-[.E5])" office:value-type="float" office:value="0.0000969158707535673" calcext:value-type="float">
            <text:p>9.69158707535673E-05</text:p>
          </table:table-cell>
        </table:table-row>
        <table:table-row table:style-name="ro1">
          <table:table-cell table:number-columns-repeated="3"/>
          <table:table-cell table:formula="of:=ABS([.D17]-[.D6])" office:value-type="float" office:value="0" calcext:value-type="float">
            <text:p>0</text:p>
          </table:table-cell>
          <table:table-cell table:formula="of:=ABS([.E17]-[.E6])" office:value-type="float" office:value="0.000133882153182169" calcext:value-type="float">
            <text:p>0.000133882153182169</text:p>
          </table:table-cell>
        </table:table-row>
        <table:table-row table:style-name="ro1">
          <table:table-cell table:number-columns-repeated="3"/>
          <table:table-cell table:formula="of:=ABS([.D18]-[.D7])" office:value-type="float" office:value="0" calcext:value-type="float">
            <text:p>0</text:p>
          </table:table-cell>
          <table:table-cell table:formula="of:=ABS([.E18]-[.E7])" office:value-type="float" office:value="0.000184607819843117" calcext:value-type="float">
            <text:p>0.000184607819843117</text:p>
          </table:table-cell>
        </table:table-row>
        <table:table-row table:style-name="ro1">
          <table:table-cell table:number-columns-repeated="3"/>
          <table:table-cell table:formula="of:=ABS([.D19]-[.D8])" office:value-type="float" office:value="0" calcext:value-type="float">
            <text:p>0</text:p>
          </table:table-cell>
          <table:table-cell table:formula="of:=ABS([.E19]-[.E8])" office:value-type="float" office:value="0.000235364790917231" calcext:value-type="float">
            <text:p>0.000235364790917231</text:p>
          </table:table-cell>
        </table:table-row>
        <table:table-row table:style-name="ro1">
          <table:table-cell table:number-columns-repeated="3"/>
          <table:table-cell table:formula="of:=ABS([.D20]-[.D9])" office:value-type="float" office:value="0" calcext:value-type="float">
            <text:p>0</text:p>
          </table:table-cell>
          <table:table-cell table:formula="of:=ABS([.E20]-[.E9])" office:value-type="float" office:value="0.00030483013022973" calcext:value-type="float">
            <text:p>0.00030483013022973</text:p>
          </table:table-cell>
        </table:table-row>
        <table:table-row table:style-name="ro1">
          <table:table-cell table:number-columns-repeated="3"/>
          <table:table-cell table:formula="of:=ABS([.D21]-[.D10])" office:value-type="float" office:value="0" calcext:value-type="float">
            <text:p>0</text:p>
          </table:table-cell>
          <table:table-cell table:formula="of:=ABS([.E21]-[.E10])" office:value-type="float" office:value="0.00038873842015961" calcext:value-type="float">
            <text:p>0.00038873842015961</text:p>
          </table:table-cell>
        </table:table-row>
        <table:table-row table:style-name="ro1">
          <table:table-cell table:number-columns-repeated="3"/>
          <table:table-cell table:formula="of:=ABS([.D22]-[.D11])" office:value-type="float" office:value="0" calcext:value-type="float">
            <text:p>0</text:p>
          </table:table-cell>
          <table:table-cell table:formula="of:=ABS([.E22]-[.E11])" office:value-type="float" office:value="0.00048531541659971" calcext:value-type="float">
            <text:p>0.000485315416599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0:59:06.007557882</meta:creation-date>
    <dc:date>2023-05-24T20:12:30.850538207</dc:date>
    <meta:editing-duration>P1DT1H30M6S</meta:editing-duration>
    <meta:editing-cycles>2</meta:editing-cycles>
    <meta:generator>LibreOffice/7.3.7.2$Linux_X86_64 LibreOffice_project/30$Build-2</meta:generator>
    <meta:document-statistic meta:table-count="1" meta:cell-count="99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249cm" svg:height="13.787cm" xlink:href=".." xlink:type="simple" chart:class="chart:line" chart:style-name="ch1">
        <chart:title svg:x="5.506cm" svg:y="0.411cm" chart:style-name="ch2">
          <text:p>Tempo de execução procedimento sort.s</text:p>
        </chart:title>
        <chart:legend chart:legend-position="end" svg:x="15.63cm" svg:y="6.345cm" style:legend-expansion="high" chart:style-name="ch3"/>
        <chart:plot-area chart:style-name="ch4" table:cell-range-address="Sheet1.A2:Sheet1.A11 Sheet1.D1:Sheet1.E11" chart:data-source-has-labels="both" svg:x="1.395cm" svg:y="1.465cm" svg:width="13.851cm" svg:height="11.066cm">
          <chart:coordinate-region svg:x="2.493cm" svg:y="1.664cm" svg:width="12.473cm" svg:height="10.22cm"/>
          <chart:axis chart:dimension="x" chart:name="primary-x" chart:style-name="ch5" chartooo:axis-type="auto">
            <chartooo:date-scale/>
            <chart:title svg:x="8.144cm" svg:y="12.806cm" chart:style-name="ch6">
              <text:p>N</text:p>
            </chart:title>
            <chart:categories table:cell-range-address="Sheet1.A2:Sheet1.A11"/>
          </chart:axis>
          <chart:axis chart:dimension="y" chart:name="primary-y" chart:style-name="ch5">
            <chart:title svg:x="0.451cm" svg:y="8.471cm" chart:style-name="ch7">
              <text:p>tempo de execução</text:p>
            </chart:title>
            <chart:grid chart:style-name="ch8" chart:class="major"/>
          </chart:axis>
          <chart:series chart:style-name="ch9" chart:values-cell-range-address="Sheet1.D2:Sheet1.D11" chart:label-cell-address="Sheet1.D1:Sheet1.D1" chart:class="chart:line">
            <chart:data-point chart:repeated="10"/>
          </chart:series>
          <chart:series chart:style-name="ch10" chart:values-cell-range-address="Sheet1.E2:Sheet1.E11" chart:label-cell-address="Sheet1.E1:Sheet1.E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tor ordenado</text:p>
                <draw:g>
                  <svg:desc>Sheet1.D1:Sheet1.D1</svg:desc>
                </draw:g>
              </table:table-cell>
              <table:table-cell office:value-type="string">
                <text:p>vetor invertido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2:Sheet1.A11</svg:desc>
                </draw:g>
              </table:table-cell>
              <table:table-cell office:value-type="float" office:value="0.0000226">
                <text:p>0.0000226</text:p>
                <draw:g>
                  <svg:desc>Sheet1.D2:Sheet1.D11</svg:desc>
                </draw:g>
              </table:table-cell>
              <table:table-cell office:value-type="float" office:value="0.000173">
                <text:p>0.000173</text:p>
                <draw:g>
                  <svg:desc>Sheet1.E2:Sheet1.E11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000426">
                <text:p>0.0000426</text:p>
              </table:table-cell>
              <table:table-cell office:value-type="float" office:value="0.0006812">
                <text:p>0.000681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00626">
                <text:p>0.0000626</text:p>
              </table:table-cell>
              <table:table-cell office:value-type="float" office:value="0.0015298">
                <text:p>0.00152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00826">
                <text:p>0.0000826</text:p>
              </table:table-cell>
              <table:table-cell office:value-type="float" office:value="0.0027792">
                <text:p>0.002779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01026">
                <text:p>0.0001026</text:p>
              </table:table-cell>
              <table:table-cell office:value-type="float" office:value="0.0043788">
                <text:p>0.004378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01226">
                <text:p>0.0001226</text:p>
              </table:table-cell>
              <table:table-cell office:value-type="float" office:value="0.0063358">
                <text:p>0.006335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001426">
                <text:p>0.0001426</text:p>
              </table:table-cell>
              <table:table-cell office:value-type="float" office:value="0.0086652">
                <text:p>0.00866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001626">
                <text:p>0.0001626</text:p>
              </table:table-cell>
              <table:table-cell office:value-type="float" office:value="0.0113494">
                <text:p>0.011349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1826">
                <text:p>0.0001826</text:p>
              </table:table-cell>
              <table:table-cell office:value-type="float" office:value="0.0143936">
                <text:p>0.014393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02026">
                <text:p>0.0002026</text:p>
              </table:table-cell>
              <table:table-cell office:value-type="float" office:value="0.0178004">
                <text:p>0.0178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